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Header">
      <style:text-properties style:font-name="Liberation Serif"/>
    </style:style>
    <style:style style:name="P4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Text_20_body" style:list-style-name="L1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6" style:family="paragraph" style:parent-style-name="Text_20_body" style:list-style-name="L2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7" style:family="paragraph" style:parent-style-name="Text_20_body" style:list-style-name="L3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8" style:family="paragraph" style:parent-style-name="Text_20_body" style:list-style-name="L4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9" style:family="paragraph" style:parent-style-name="Text_20_body" style:list-style-name="L1">
      <style:text-properties fo:color="#000000" style:text-position="0% 100%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15" style:family="paragraph" style:parent-style-name="Heading_20_1">
      <style:text-properties style:font-name="Liberation Serif"/>
    </style:style>
    <style:style style:name="T1" style:family="text">
      <style:text-properties fo:color="#000000" style:text-position="super 58%" style:font-name-asian="Droid Sans Fallback" style:font-name-complex="Lohit Hindi"/>
    </style:style>
    <style:style style:name="T2" style:family="text">
      <style:text-properties fo:color="#000000" style:text-position="0% 100%" style:font-name-asian="Droid Sans Fallback" style:font-name-complex="Lohit Hindi"/>
    </style:style>
    <style:style style:name="T3" style:family="text">
      <style:text-properties fo:color="#000000" style:text-position="0% 100%" style:font-name="Droid Sans Mono" fo:font-size="11pt" fo:font-style="normal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4" style:family="text">
      <style:text-properties fo:color="#000000" style:text-position="0% 100%" style:font-name="Liberation Serif" fo:font-style="normal" fo:font-weight="normal" style:font-name-asian="Droid Sans Mono" style:font-style-asian="normal" style:font-weight-asian="normal" style:font-name-complex="Droid Sans Mono" style:font-style-complex="normal" style:font-weight-complex="normal"/>
    </style:style>
    <style:style style:name="T5" style:family="text">
      <style:text-properties fo:color="#000000" style:text-position="0% 100%" style:font-name="Liberation Serif" style:font-name-asian="Droid Sans Fallback" style:font-name-complex="Lohit Hindi"/>
    </style:style>
    <style:style style:name="T6" style:family="text">
      <style:text-properties fo:color="#000000" style:text-position="sub 58%" style:font-name-asian="Droid Sans Fallback" style:font-name-complex="Lohit Hindi"/>
    </style:style>
    <style:style style:name="T7" style:family="text">
      <style:text-properties fo:font-variant="normal" fo:text-transform="none" fo:color="#000000" style:text-position="0% 100%" fo:letter-spacing="normal" style:font-name-asian="Droid Sans Fallback" style:font-name-complex="Lohit Hindi"/>
    </style:style>
    <style:style style:name="T8" style:family="text">
      <style:text-properties fo:font-variant="normal" fo:text-transform="none" fo:color="#000000" style:text-position="0% 100%" style:font-name="Liberation Serif" fo:font-size="12pt" fo:letter-spacing="normal" style:font-name-asian="Droid Sans Fallback" style:font-size-asian="12pt" style:font-name-complex="Lohit Hindi" style:font-size-complex="12pt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SA Blatt 03 <text:tab/><text:tab/><text:tab/><text:tab/><text:tab/></text:h>
      <text:p text:style-name="Header">Leonard Oertelt 1276156</text:p>
      <text:p text:style-name="P3">Julian Opitz 1302082</text:p>
      <text:p text:style-name="P3"/>
      <text:p text:style-name="P2">Aufage 6:</text:p>
      <text:p text:style-name="P1">a)</text:p>
      <text:p text:style-name="P1"/>
      <text:p text:style-name="P2"><text:span text:style-name="T2">n³ + 2n² – 5n – 10 <text:s/></text:span><text:span text:style-name="T7">∈</text:span><text:span text:style-name="T2"> O(n³) mit f(n) = n³ und g(n) = n³ + 2n² – 5n – 10 <text:s/></text:span></text:p>
      <text:p text:style-name="P1">daraus folgt: </text:p>
      <text:list xml:id="list943003831" text:style-name="L1">
        <text:list-item>
          <text:p text:style-name="P5">n³ + 2n² – 5n – 10 <text:s/>≤ cn³</text:p>
        </text:list-item>
        <text:list-item>
          <text:p text:style-name="P5">umstellen und nach c auflösen: </text:p>
          <text:p text:style-name="P5"><draw:frame draw:style-name="fr1" draw:name="Object1" text:anchor-type="as-char" svg:y="-0.619cm" svg:width="3.175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5"><draw:frame draw:style-name="fr1" draw:name="Object2" text:anchor-type="as-char" svg:y="-0.437cm" svg:width="4.509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1"/>
      <text:list xml:id="list390691607" text:continue-numbering="true" text:style-name="L1">
        <text:list-header>
          <text:p text:style-name="P5">wähle n = 1:</text:p>
          <text:p text:style-name="P5"><draw:frame draw:style-name="fr1" draw:name="Object4" text:anchor-type="as-char" svg:y="-0.377cm" svg:width="2.789cm" svg:height="0.469cm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5"><draw:frame draw:style-name="fr1" draw:name="Object5" text:anchor-type="as-char" svg:y="-0.377cm" svg:width="1.492cm" svg:height="0.469cm" draw:z-index="3"><draw:object xlink:href="./Object 5" xlink:type="simple" xlink:show="embed" xlink:actuate="onLoad"/><draw:image xlink:href="./ObjectReplacements/Object 5" xlink:type="simple" xlink:show="embed" xlink:actuate="onLoad"/></draw:frame> </text:p>
          <text:p text:style-name="P5">n<text:span text:style-name="T10">0</text:span> = 1 nicht möglich, da sonst negative Laufzeit</text:p>
          <text:p text:style-name="P5">wähle n = 2:</text:p>
          <text:p text:style-name="P5"><draw:frame draw:style-name="fr1" draw:name="Object6" text:anchor-type="as-char" svg:y="-0.621cm" svg:width="2.789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5"><draw:frame draw:style-name="fr1" draw:name="Object8" text:anchor-type="as-char" svg:y="-0.621cm" svg:width="2.161cm" svg:height="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5"><draw:frame draw:style-name="fr1" draw:name="Object9" text:anchor-type="as-char" svg:y="-0.621cm" svg:width="1.341cm" svg:height="1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<text:p text:style-name="P9">n<text:span text:style-name="T10">0</text:span> = 2 nicht möglich, da sonst negative Laufzeit</text:p>
          <text:p text:style-name="P5">wähle n = 3:</text:p>
          <text:p text:style-name="P5"><text:s/><draw:frame draw:style-name="fr1" draw:name="Object3" text:anchor-type="as-char" svg:y="-0.621cm" svg:width="3.057cm" svg:height="1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5"><draw:frame draw:style-name="fr1" draw:name="Object7" text:anchor-type="as-char" svg:y="-0.621cm" svg:width="3.792cm" svg:height="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5"><draw:frame draw:style-name="fr1" draw:name="Object10" text:anchor-type="as-char" svg:y="-0.621cm" svg:width="3.792cm" svg:height="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5"><draw:frame draw:style-name="fr1" draw:name="Object21" text:anchor-type="as-char" svg:y="-0.621cm" svg:width="1.254cm" svg:height="1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text:p text:style-name="P5">wähle c = 1</text:p>
          <text:p text:style-name="P5"/>
          <text:p text:style-name="P5"><text:soft-page-break/><draw:frame draw:style-name="fr1" draw:name="Object22" text:anchor-type="as-char" svg:y="-0.621cm" svg:width="3.859cm" svg:height="1.06cm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text:p text:style-name="P5"><draw:frame draw:style-name="fr1" draw:name="Object23" text:anchor-type="as-char" svg:y="-0.377cm" svg:width="3.836cm" svg:height="0.75cm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text:p text:style-name="P11"><text:span text:style-name="T2"><draw:frame draw:style-name="fr1" draw:name="Object24" text:anchor-type="as-char" svg:y="-0.377cm" svg:width="0.977cm" svg:height="0.469cm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und n</text:span><text:span text:style-name="T6">0</text:span><text:span text:style-name="T2"> = 3</text:span></text:p>
        </text:list-header>
        <text:list-item>
          <text:p text:style-name="P5">Abschluss des Beweises: </text:p>
          <text:p text:style-name="P11"><text:span text:style-name="T2">Für alle n&gt;n</text:span><text:span text:style-name="T6">0</text:span><text:span text:style-name="T2"> gilt </text:span><text:span text:style-name="T2"><draw:frame draw:style-name="fr1" draw:name="Object11" text:anchor-type="as-char" svg:y="-0.386cm" svg:width="2.447cm" svg:height="0.508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2"> </text:span></text:p>
          <text:p text:style-name="P5">mit n = 3 und c = 1 </text:p>
          <text:p text:style-name="P5">Für alle n&gt;3 gilt n³ + 2n² – 5n – 10 <text:s/>≤ n³</text:p>
          <text:p text:style-name="P5">Also gilt für g(n) = n³ + 2n² – 5n – 10 und f(n) = n³ <text:s/>die Aussage g ∈ O(f) </text:p>
        </text:list-item>
      </text:list>
      <text:p text:style-name="P1">- q.e.d. </text:p>
      <text:p text:style-name="P1"/>
      <text:p text:style-name="P1"/>
      <text:p text:style-name="P1"/>
      <text:p text:style-name="P1">c)</text:p>
      <text:p text:style-name="P1"/>
      <text:p text:style-name="Text_20_body"><text:span text:style-name="T9"><draw:frame draw:style-name="fr1" draw:name="Object12" text:anchor-type="as-char" svg:y="-0.437cm" svg:width="2.021cm" svg:height="0.559cm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9">für </text:span><text:span text:style-name="T8"><draw:frame draw:style-name="fr1" draw:name="Object25" text:anchor-type="as-char" svg:y="-0.377cm" svg:width="2.618cm" svg:height="0.467cm" draw:z-index="17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Text_20_body"><text:span text:style-name="T8">Annahme: es gilt </text:span><text:span text:style-name="T8"><draw:frame draw:style-name="fr1" draw:name="Object32" text:anchor-type="as-char" svg:y="-0.437cm" svg:width="2.021cm" svg:height="0.559cm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"><text:span text:style-name="T2">mit f(n) = n</text:span><text:span text:style-name="T1">b</text:span><text:span text:style-name="T2"> und g(n) = n</text:span><text:span text:style-name="T1">a</text:span><text:span text:style-name="T2"> </text:span></text:p>
      <text:p text:style-name="P1"><text:span text:style-name="T8">daraus folgt: </text:span></text:p>
      <text:list xml:id="list295003650" text:style-name="L2">
        <text:list-item>
          <text:p text:style-name="P12"><text:span text:style-name="T2"><draw:frame draw:style-name="fr1" draw:name="Object15" text:anchor-type="as-char" svg:y="-0.437cm" svg:width="1.457cm" svg:height="0.529cm" draw:z-index="4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6">nach n umstellen: </text:p>
          <text:p text:style-name="P12"><text:span text:style-name="T2"><draw:frame draw:style-name="fr1" draw:name="Object13" text:anchor-type="as-char" svg:y="-0.437cm" svg:width="1.457cm" svg:height="0.529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12"><text:span text:style-name="T2"><draw:frame draw:style-name="fr1" draw:name="Object14" text:anchor-type="as-char" svg:y="-0.437cm" svg:width="1.457cm" svg:height="0.529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 <text:tab/>| :n</text:span><text:span text:style-name="T1">b</text:span></text:p>
          <text:p text:style-name="P12"><text:span text:style-name="T2"><draw:frame draw:style-name="fr1" draw:name="Object16" text:anchor-type="as-char" svg:y="-0.681cm" svg:width="1.207cm" svg:height="1.12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"> </text:span></text:p>
          <text:p text:style-name="P12"><text:span text:style-name="T2"><draw:frame draw:style-name="fr1" draw:name="Object26" text:anchor-type="as-char" svg:y="-0.437cm" svg:width="1.469cm" svg:height="0.529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2"><text:span text:style-name="T2">da gilt b&lt;a folgt:</text:span></text:p>
          <text:p text:style-name="P12"><text:span text:style-name="T2"><draw:frame draw:style-name="fr2" draw:name="Object27" text:anchor-type="as-char" svg:y="-0.377cm" svg:width="1.519cm" svg:height="0.467cm" draw:z-index="21"><draw:object xlink:href="./Object 27" xlink:type="simple" xlink:show="embed" xlink:actuate="onLoad"/><draw:image xlink:href="./ObjectReplacements/Object 27" xlink:type="simple" xlink:show="embed" xlink:actuate="onLoad"/></draw:frame></text:span></text:p>
          <text:p text:style-name="P12"><text:span text:style-name="T2">es soll gelten:</text:span></text:p>
          <text:p text:style-name="P12"><text:span text:style-name="T2"><draw:frame draw:style-name="fr2" draw:name="Object29" text:anchor-type="as-char" svg:y="-0.455cm" svg:width="1.565cm" svg:height="0.547cm" draw:z-index="22"><draw:object xlink:href="./Object 29" xlink:type="simple" xlink:show="embed" xlink:actuate="onLoad"/><draw:image xlink:href="./ObjectReplacements/Object 29" xlink:type="simple" xlink:show="embed" xlink:actuate="onLoad"/></draw:frame></text:span></text:p>
          <text:p text:style-name="P12"><text:span text:style-name="T2">n soll unendlich groß werden können und </text:span><text:span text:style-name="T3"><draw:frame draw:style-name="fr2" draw:name="Object28" text:anchor-type="as-char" svg:y="-0.455cm" svg:width="0.99cm" svg:height="0.547cm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4">bleibt konstant, folglich gilt nicht</text:span><text:span text:style-name="T4"><draw:frame draw:style-name="fr1" draw:name="Object30" text:anchor-type="as-char" svg:y="-0.437cm" svg:width="2.021cm" svg:height="0.559cm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4">, sondern </text:span><text:span text:style-name="T4"><draw:frame draw:style-name="fr1" draw:name="Object31" text:anchor-type="as-char" svg:y="-0.437cm" svg:width="2.021cm" svg:height="0.559cm" draw:z-index="26"><draw:object xlink:href="./Object 31" xlink:type="simple" xlink:show="embed" xlink:actuate="onLoad"/><draw:image xlink:href="./ObjectReplacements/Object 31" xlink:type="simple" xlink:show="embed" xlink:actuate="onLoad"/></draw:frame></text:span><text:span text:style-name="T4">.</text:span></text:p>
        </text:list-item>
      </text:list>
      <text:p text:style-name="P2"><text:span text:style-name="T5"/></text:p>
      <text:p text:style-name="P2"><text:span text:style-name="T5"/></text:p>
      <text:p text:style-name="P2"><text:span text:style-name="T2">Aufgabe 7:</text:span></text:p>
      <text:p text:style-name="P2"><text:span text:style-name="T2">Grenzen und Vergleiche im Java Quell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13T15:49:54</dc:date>
    <dc:creator>Oertelt </dc:creator>
    <meta:editing-duration>PT4H48M58S</meta:editing-duration>
    <meta:editing-cycles>60</meta:editing-cycles>
    <meta:generator>LibreOffice/3.5$Linux_X86_64 LibreOffice_project/350m1$Build-2</meta:generator>
    <meta:document-statistic meta:table-count="0" meta:image-count="0" meta:object-count="28" meta:page-count="2" meta:paragraph-count="53" meta:word-count="212" meta:character-count="863" meta:non-whitespace-character-count="649"/>
  </office:meta>
</office:document-meta>
</file>

<file path=Object 1/content.xml><?xml version="1.0" encoding="utf-8"?>
<math xmlns="http://www.w3.org/1998/Math/MathML">
  <semantics>
    <mrow>
      <mrow>
        <mn>1</mn>
        <mo stretchy="false">+</mo>
        <mfrac>
          <mn>2</mn>
          <mi>n</mi>
        </mfrac>
      </mrow>
      <mi>–</mi>
      <mfrac>
        <mn>5</mn>
        <msup>
          <mi>n</mi>
          <mn>2</mn>
        </msup>
      </mfrac>
      <mi>–</mi>
      <mfrac>
        <mn>10</mn>
        <msup>
          <mi>n</mi>
          <mn>3</mn>
        </msup>
      </mfrac>
      <mi>≤</mi>
      <mi>c</mi>
    </mrow>
    <annotation encoding="StarMath 5.0">1 + 2 over n – 5 over n^2 – 10 over n^3 ≤ c</annotation>
  </semantics>
</math>
</file>

<file path=Object 10/content.xml><?xml version="1.0" encoding="utf-8"?>
<math xmlns="http://www.w3.org/1998/Math/MathML">
  <semantics>
    <mrow>
      <mrow>
        <mfrac>
          <mn>27</mn>
          <mn>27</mn>
        </mfrac>
        <mo stretchy="false">+</mo>
        <mfrac>
          <mn>18</mn>
          <mn>27</mn>
        </mfrac>
      </mrow>
      <mi>–</mi>
      <mfrac>
        <mn>15</mn>
        <mn>27</mn>
      </mfrac>
      <mi>–</mi>
      <mfrac>
        <mn>10</mn>
        <mn>27</mn>
      </mfrac>
      <mi>≤</mi>
      <mi>c</mi>
    </mrow>
    <annotation encoding="StarMath 5.0">27 over 27 + 18 over 27 – 15 over 27 – 10 over 27 ≤ c
</annotation>
  </semantics>
</math>
</file>

<file path=Object 11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  <mi>≤</mi>
      <mrow>
        <mrow>
          <mi>c</mi>
        </mrow>
        <mo stretchy="false">⋅</mo>
        <mrow>
          <mi>f</mi>
          <mrow>
            <mo stretchy="false">(</mo>
            <mrow>
              <mi>n</mi>
            </mrow>
            <mo stretchy="false">)</mo>
          </mrow>
        </mrow>
      </mrow>
    </mrow>
    <annotation encoding="StarMath 5.0">g(n) ≤ {c} cdot {f(n)}</annotation>
  </semantics>
</math>
</file>

<file path=Object 12/content.xml><?xml version="1.0" encoding="utf-8"?>
<math xmlns="http://www.w3.org/1998/Math/MathML">
  <semantics>
    <mrow>
      <msup>
        <mi>n</mi>
        <mi>a</mi>
      </msup>
      <mi>∉</mi>
      <mi>O</mi>
      <mrow>
        <mo stretchy="false">(</mo>
        <mrow>
          <msup>
            <mi>n</mi>
            <mi>b</mi>
          </msup>
        </mrow>
        <mo stretchy="false">)</mo>
      </mrow>
    </mrow>
    <annotation encoding="StarMath 5.0">n^a ∉ O(n^b)</annotation>
  </semantics>
</math>
</file>

<file path=Object 13/content.xml><?xml version="1.0" encoding="utf-8"?>
<math xmlns="http://www.w3.org/1998/Math/MathML">
  <semantics>
    <mrow>
      <mrow>
        <msup>
          <mi>n</mi>
          <mrow>
            <mi>a</mi>
          </mrow>
        </msup>
        <mo stretchy="false">≤</mo>
        <msup>
          <mi mathvariant="italic">cn</mi>
          <mi>b</mi>
        </msup>
      </mrow>
    </mrow>
    <annotation encoding="StarMath 5.0">n^{a} &lt;= cn^b

 </annotation>
  </semantics>
</math>
</file>

<file path=Object 14/content.xml><?xml version="1.0" encoding="utf-8"?>
<math xmlns="http://www.w3.org/1998/Math/MathML">
  <semantics>
    <mrow>
      <mrow>
        <msup>
          <mi>n</mi>
          <mrow>
            <mi>a</mi>
          </mrow>
        </msup>
        <mo stretchy="false">≤</mo>
        <msup>
          <mi mathvariant="italic">cn</mi>
          <mi>b</mi>
        </msup>
      </mrow>
    </mrow>
    <annotation encoding="StarMath 5.0">n^{a} &lt;= cn^b

 </annotation>
  </semantics>
</math>
</file>

<file path=Object 15/content.xml><?xml version="1.0" encoding="utf-8"?>
<math xmlns="http://www.w3.org/1998/Math/MathML">
  <semantics>
    <mrow>
      <mrow>
        <msup>
          <mi>n</mi>
          <mrow>
            <mi>a</mi>
          </mrow>
        </msup>
        <mo stretchy="false">≤</mo>
        <msup>
          <mi mathvariant="italic">cn</mi>
          <mi>b</mi>
        </msup>
      </mrow>
    </mrow>
    <annotation encoding="StarMath 5.0">n^{a} &lt;= cn^b

 </annotation>
  </semantics>
</math>
</file>

<file path=Object 16/content.xml><?xml version="1.0" encoding="utf-8"?>
<math xmlns="http://www.w3.org/1998/Math/MathML">
  <semantics>
    <mrow>
      <mrow>
        <mfrac>
          <msup>
            <mi>n</mi>
            <mrow>
              <mi>a</mi>
            </mrow>
          </msup>
          <msup>
            <mi>n</mi>
            <mi>b</mi>
          </msup>
        </mfrac>
        <mo stretchy="false">≤</mo>
        <mi>c</mi>
      </mrow>
    </mrow>
    <annotation encoding="StarMath 5.0">n^{a} over n^b &lt;= c

 </annotation>
  </semantics>
</math>
</file>

<file path=Object 2/content.xml><?xml version="1.0" encoding="utf-8"?>
<math xmlns="http://www.w3.org/1998/Math/MathML">
  <semantics>
    <mrow>
      <mrow>
        <mn>1</mn>
        <mo stretchy="false">+</mo>
        <mn>2</mn>
      </mrow>
      <msup>
        <mi>n</mi>
        <mrow>
          <mo stretchy="false">−</mo>
          <mn>1</mn>
        </mrow>
      </msup>
      <mi>–</mi>
      <mn>5</mn>
      <msup>
        <mi>n</mi>
        <mrow>
          <mo stretchy="false">−</mo>
          <mn>2</mn>
        </mrow>
      </msup>
      <mi>–</mi>
      <mn>10</mn>
      <msup>
        <mi>n</mi>
        <mrow>
          <mo stretchy="false">−</mo>
          <mn>3</mn>
        </mrow>
      </msup>
      <mi>≤</mi>
      <mi>c</mi>
    </mrow>
    <annotation encoding="StarMath 5.0">1 + 2 n^-1 – 5  n^-2 – 10  n^-3  ≤ c</annotation>
  </semantics>
</math>
</file>

<file path=Object 21/content.xml><?xml version="1.0" encoding="utf-8"?>
<math xmlns="http://www.w3.org/1998/Math/MathML">
  <semantics>
    <mrow>
      <mfrac>
        <mn>20</mn>
        <mn>27</mn>
      </mfrac>
      <mi>≤</mi>
      <mn>1</mn>
    </mrow>
    <annotation encoding="StarMath 5.0">20 over 27 ≤ 1</annotation>
  </semantics>
</math>
</file>

<file path=Object 22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n>1</mn>
        </mrow>
        <mo stretchy="false">+</mo>
        <mfrac>
          <mn>2</mn>
          <mi>n</mi>
        </mfrac>
      </mrow>
      <mi>–</mi>
      <mfrac>
        <mn>5</mn>
        <msup>
          <mi>n</mi>
          <mn>2</mn>
        </msup>
      </mfrac>
      <mi>–</mi>
      <mfrac>
        <mn>10</mn>
        <msup>
          <mi>n</mi>
          <mn>3</mn>
        </msup>
      </mfrac>
      <mi>≤</mi>
      <mi>c</mi>
    </mrow>
    <annotation encoding="StarMath 5.0">lim from n toward infinity   1 + 2 over n – 5 over n^2 – 10 over n^3 ≤ c</annotation>
  </semantics>
</math>
</file>

<file path=Object 23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n>1</mn>
        </mrow>
        <mo stretchy="false">+</mo>
        <mn>0</mn>
      </mrow>
      <mi>–</mi>
      <mn>0</mn>
      <mi>–</mi>
      <mrow>
        <mn>0</mn>
        <mo stretchy="false">=</mo>
        <mn>1</mn>
      </mrow>
      <mi>≤</mi>
      <mi>c</mi>
    </mrow>
    <annotation encoding="StarMath 5.0">lim from n toward infinity   1 + 0 – 0 – 0 = 1 ≤ c</annotation>
  </semantics>
</math>
</file>

<file path=Object 24/content.xml><?xml version="1.0" encoding="utf-8"?>
<math xmlns="http://www.w3.org/1998/Math/MathML">
  <semantics>
    <mrow>
      <mrow>
        <mi>c</mi>
        <mo stretchy="false">=</mo>
        <mn>1</mn>
      </mrow>
    </mrow>
    <annotation encoding="StarMath 5.0">c = 1</annotation>
  </semantics>
</math>
</file>

<file path=Object 25/content.xml><?xml version="1.0" encoding="utf-8"?>
<math xmlns="http://www.w3.org/1998/Math/MathML">
  <semantics>
    <mrow>
      <mi>a</mi>
      <mi>,</mi>
      <mi>b</mi>
      <mi>∈</mi>
      <mi>ℝ</mi>
      <mi>,</mi>
      <mrow>
        <mi>b</mi>
        <mo stretchy="false">&lt;</mo>
        <mi>a</mi>
      </mrow>
    </mrow>
    <annotation encoding="StarMath 5.0">a,b ∈ ℝ, b &lt; a</annotation>
  </semantics>
</math>
</file>

<file path=Object 26/content.xml><?xml version="1.0" encoding="utf-8"?>
<math xmlns="http://www.w3.org/1998/Math/MathML">
  <semantics>
    <mrow>
      <mrow>
        <msup>
          <mi>n</mi>
          <mrow>
            <mrow>
              <mi>a</mi>
              <mo stretchy="false">−</mo>
              <mi>b</mi>
            </mrow>
          </mrow>
        </msup>
        <mo stretchy="false">≤</mo>
        <mi>c</mi>
      </mrow>
    </mrow>
    <annotation encoding="StarMath 5.0">n^{a-b} &lt;= c

 </annotation>
  </semantics>
</math>
</file>

<file path=Object 27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&gt;</mo>
        <mn>0</mn>
      </mrow>
    </mrow>
    <annotation encoding="StarMath 5.0">a-b &gt;  0</annotation>
  </semantics>
</math>
</file>

<file path=Object 28/content.xml><?xml version="1.0" encoding="utf-8"?>
<math xmlns="http://www.w3.org/1998/Math/MathML">
  <semantics>
    <mrow>
      <mroot>
        <mrow>
          <mi>c</mi>
        </mrow>
        <mrow>
          <mrow>
            <mi>a</mi>
            <mo stretchy="false">−</mo>
            <mi>b</mi>
          </mrow>
        </mrow>
      </mroot>
    </mrow>
    <annotation encoding="StarMath 5.0">nroot{a-b}{c} </annotation>
  </semantics>
</math>
</file>

<file path=Object 29/content.xml><?xml version="1.0" encoding="utf-8"?>
<math xmlns="http://www.w3.org/1998/Math/MathML">
  <semantics>
    <mrow>
      <mrow>
        <mi>n</mi>
        <mo stretchy="false">≤</mo>
        <mroot>
          <mrow>
            <mi>c</mi>
          </mrow>
          <mrow>
            <mrow>
              <mi>a</mi>
              <mo stretchy="false">−</mo>
              <mi>b</mi>
            </mrow>
          </mrow>
        </mroot>
      </mrow>
    </mrow>
    <annotation encoding="StarMath 5.0">n &lt;= nroot{a-b}{c} </annotation>
  </semantics>
</math>
</file>

<file path=Object 3/content.xml><?xml version="1.0" encoding="utf-8"?>
<math xmlns="http://www.w3.org/1998/Math/MathML">
  <semantics>
    <mrow>
      <mrow>
        <mn>1</mn>
        <mo stretchy="false">+</mo>
        <mfrac>
          <mn>2</mn>
          <mn>3</mn>
        </mfrac>
      </mrow>
      <mi>–</mi>
      <mfrac>
        <mn>5</mn>
        <mn>9</mn>
      </mfrac>
      <mi>–</mi>
      <mfrac>
        <mn>10</mn>
        <mn>27</mn>
      </mfrac>
      <mi>≤</mi>
      <mi>c</mi>
    </mrow>
    <annotation encoding="StarMath 5.0">1 + 2 over 3 – 5 over 9 – 10 over 27 ≤ c</annotation>
  </semantics>
</math>
</file>

<file path=Object 30/content.xml><?xml version="1.0" encoding="utf-8"?>
<math xmlns="http://www.w3.org/1998/Math/MathML">
  <semantics>
    <mrow>
      <msup>
        <mi>n</mi>
        <mi>a</mi>
      </msup>
      <mi>∈</mi>
      <mi>O</mi>
      <mrow>
        <mo stretchy="false">(</mo>
        <mrow>
          <msup>
            <mi>n</mi>
            <mi>b</mi>
          </msup>
        </mrow>
        <mo stretchy="false">)</mo>
      </mrow>
    </mrow>
    <annotation encoding="StarMath 5.0">n^a ∈ O(n^b)</annotation>
  </semantics>
</math>
</file>

<file path=Object 31/content.xml><?xml version="1.0" encoding="utf-8"?>
<math xmlns="http://www.w3.org/1998/Math/MathML">
  <semantics>
    <mrow>
      <msup>
        <mi>n</mi>
        <mi>a</mi>
      </msup>
      <mi>∉</mi>
      <mi>O</mi>
      <mrow>
        <mo stretchy="false">(</mo>
        <mrow>
          <msup>
            <mi>n</mi>
            <mi>b</mi>
          </msup>
        </mrow>
        <mo stretchy="false">)</mo>
      </mrow>
    </mrow>
    <annotation encoding="StarMath 5.0">n^a ∉ O(n^b)</annotation>
  </semantics>
</math>
</file>

<file path=Object 32/content.xml><?xml version="1.0" encoding="utf-8"?>
<math xmlns="http://www.w3.org/1998/Math/MathML">
  <semantics>
    <mrow>
      <msup>
        <mi>n</mi>
        <mi>a</mi>
      </msup>
      <mi>∈</mi>
      <mi>O</mi>
      <mrow>
        <mo stretchy="false">(</mo>
        <mrow>
          <msup>
            <mi>n</mi>
            <mi>b</mi>
          </msup>
        </mrow>
        <mo stretchy="false">)</mo>
      </mrow>
    </mrow>
    <annotation encoding="StarMath 5.0">n^a ∈ O(n^b)</annotation>
  </semantics>
</math>
</file>

<file path=Object 4/content.xml><?xml version="1.0" encoding="utf-8"?>
<math xmlns="http://www.w3.org/1998/Math/MathML">
  <semantics>
    <mrow>
      <mrow>
        <mn>1</mn>
        <mo stretchy="false">+</mo>
        <mn>2</mn>
      </mrow>
      <mi>–</mi>
      <mn>5</mn>
      <mi>–</mi>
      <mn>10</mn>
      <mi>≤</mi>
      <mi>c</mi>
    </mrow>
    <annotation encoding="StarMath 5.0">1 + 2 – 5 – 10 ≤ c</annotation>
  </semantics>
</math>
</file>

<file path=Object 5/content.xml><?xml version="1.0" encoding="utf-8"?>
<math xmlns="http://www.w3.org/1998/Math/MathML">
  <semantics>
    <mrow>
      <mrow>
        <mo stretchy="false">−</mo>
        <mn>12</mn>
      </mrow>
      <mi>≤</mi>
      <mi>c</mi>
    </mrow>
    <annotation encoding="StarMath 5.0">-12 ≤ c</annotation>
  </semantics>
</math>
</file>

<file path=Object 6/content.xml><?xml version="1.0" encoding="utf-8"?>
<math xmlns="http://www.w3.org/1998/Math/MathML">
  <semantics>
    <mrow>
      <mrow>
        <mn>1</mn>
        <mo stretchy="false">+</mo>
        <mn>1</mn>
      </mrow>
      <mi>–</mi>
      <mfrac>
        <mn>5</mn>
        <mn>4</mn>
      </mfrac>
      <mi>–</mi>
      <mfrac>
        <mn>5</mn>
        <mn>4</mn>
      </mfrac>
      <mi>≤</mi>
      <mi>c</mi>
    </mrow>
    <annotation encoding="StarMath 5.0">1 + 1 – 5 over 4 – 5 over 4 ≤ c</annotation>
  </semantics>
</math>
</file>

<file path=Object 7/content.xml><?xml version="1.0" encoding="utf-8"?>
<math xmlns="http://www.w3.org/1998/Math/MathML">
  <semantics>
    <mrow>
      <mrow>
        <mfrac>
          <mn>27</mn>
          <mn>27</mn>
        </mfrac>
        <mo stretchy="false">+</mo>
        <mfrac>
          <mn>18</mn>
          <mn>27</mn>
        </mfrac>
      </mrow>
      <mi>–</mi>
      <mfrac>
        <mn>15</mn>
        <mn>27</mn>
      </mfrac>
      <mi>–</mi>
      <mfrac>
        <mn>10</mn>
        <mn>27</mn>
      </mfrac>
      <mi>≤</mi>
      <mi>c</mi>
    </mrow>
    <annotation encoding="StarMath 5.0">27 over 27 + 18 over 27 – 15 over 27 – 10 over 27 ≤ c</annotation>
  </semantics>
</math>
</file>

<file path=Object 8/content.xml><?xml version="1.0" encoding="utf-8"?>
<math xmlns="http://www.w3.org/1998/Math/MathML">
  <semantics>
    <mrow>
      <mn>2</mn>
      <mi>–</mi>
      <mrow>
        <mn>2</mn>
        <mo stretchy="false">−</mo>
        <mfrac>
          <mn>1</mn>
          <mn>2</mn>
        </mfrac>
      </mrow>
      <mi>≤</mi>
      <mi>c</mi>
    </mrow>
    <annotation encoding="StarMath 5.0">2 – 2 - 1 over 2 ≤ c</annotation>
  </semantics>
</math>
</file>

<file path=Object 9/content.xml><?xml version="1.0" encoding="utf-8"?>
<math xmlns="http://www.w3.org/1998/Math/MathML">
  <semantics>
    <mrow>
      <mfrac>
        <mrow>
          <mo stretchy="false">−</mo>
          <mn>1</mn>
        </mrow>
        <mn>2</mn>
      </mfrac>
      <mi>≤</mi>
      <mi>c</mi>
    </mrow>
    <annotation encoding="StarMath 5.0">- 1 over 2 ≤ c</annotation>
  </semantics>
</math>
</file>